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.06mm"/>
    </style:style>
    <style:style style:name="co2" style:family="table-column">
      <style:table-column-properties fo:break-before="auto" style:column-width="17.62mm"/>
    </style:style>
    <style:style style:name="co3" style:family="table-column">
      <style:table-column-properties fo:break-before="auto" style:column-width="17.37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40.25mm"/>
    </style:style>
    <style:style style:name="co6" style:family="table-column">
      <style:table-column-properties fo:break-before="auto" style:column-width="29.28mm"/>
    </style:style>
    <style:style style:name="co7" style:family="table-column">
      <style:table-column-properties fo:break-before="auto" style:column-width="37.39mm"/>
    </style:style>
    <style:style style:name="co8" style:family="table-column">
      <style:table-column-properties fo:break-before="auto" style:column-width="34.2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x-tile</text:p>
          </table:table-cell>
          <table:table-cell table:style-name="ce2" office:value-type="string" calcext:value-type="string">
            <text:p>y-tile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x-res</text:p>
          </table:table-cell>
          <table:table-cell table:style-name="ce2" office:value-type="string" calcext:value-type="string">
            <text:p>y-res</text:p>
          </table:table-cell>
          <table:table-cell table:style-name="ce2" office:value-type="string" calcext:value-type="string">
            <text:p>delimiter</text:p>
          </table:table-cell>
        </table:table-row>
        <table:table-row table:style-name="ro1">
          <table:table-cell office:value-type="string" calcext:value-type="string">
            <text:p>men_napoleon_09t.sst</text:p>
          </table:table-cell>
          <table:table-cell office:value-type="string" calcext:value-type="string">
            <text:p>b'\x00'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dolphin_00t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deep_wedg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deep_wedg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inward_circl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inward_circl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long_lin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long_lin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loose_lin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loose_lin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outward_circl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outward_circl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shallow_wedg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shallow_wedg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short_lin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short_lin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staggered_line_dow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_staggered_line_up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athcommandconfirmatio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nitcommandconfirmation.sst</text:p>
          </table:table-cell>
          <table:table-cell office:value-type="string" calcext:value-type="string">
            <text:p>b'\x00'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rcleareaeffect.sst</text:p>
          </table:table-cell>
          <table:table-cell office:value-type="string" calcext:value-type="string">
            <text:p>b'\x00'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rubblet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rchery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apitol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ate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ranary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ech factory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aval yard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ettlement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iege workshop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table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emple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ower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own center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wall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old star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siegeram_04t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stonethrower_03t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tank_12t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mflare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nit improvements_01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nit improvements_02.sst</text:p>
          </table:table-cell>
          <table:table-cell office:value-type="string" calcext:value-type="string">
            <text:p>b'\x00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fire1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fire2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fire3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smoketrail1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plash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smoketrail2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muzzle1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lighthouse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colosseum_05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eiffeltower_09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ishtargate_03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library_03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owncenter_06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ckcommandconfirmation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antimattersparks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infernoball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plasma_00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pulsecannon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resonator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timewarppulse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timewarptwinkle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bloodspray1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clam1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iceberg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airfield_10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airfield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bluemosque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granary_03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granary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granary_06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granary_08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spital_11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use_01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use_0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use_03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use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use_05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use_06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use_07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use_08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use_09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use_11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missilebase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mosque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orthodoxchurch_06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pillbox_10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p_castle_06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hebabylontower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hetempleofzeus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owncenter_0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owncenter_03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owncenter_04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owncenter_08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owncenter_10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owncenter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wonder16_12t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sparks1.sst</text:p>
          </table:table-cell>
          <table:table-cell office:value-type="string" calcext:value-type="string">
            <text:p>b'\x00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attackgroun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border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border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circlein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circlein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circleout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circleout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conv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deepwedge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deepwedge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erectwond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explor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he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infiniteatomic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infinitebomb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infinitefight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lock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long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long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loose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loose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patro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populat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rallypoin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repai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replantfarm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sent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shallowwedge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shallowwedge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short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short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staggered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staggered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sto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timedatomic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timedbomb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timedfight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timedrallypoin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unloadtranspo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ct_unlock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ggressivebehaviornorm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ggressivebehaviorpress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a10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albatros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antisub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antisubhelicopter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apach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b17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b2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b29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b52bomb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ballo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bomber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c47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chinoo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corsai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f-86sabr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f117a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f14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f15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f66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fighterone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fighterone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fightertwo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fightertwo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fokk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fw190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gotha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he11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helicopt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helicoptermgun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infotransport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me109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me110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me262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mghelicopt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nanobomber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observationballo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p38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p5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redbar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shootingstarf80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sopwith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sopwithtriplan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spitfir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transport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typho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_ufo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unitbitma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irunitshadowbitma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acacia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alo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apple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artifact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bamboo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bush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cacti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cactus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cactusprickly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cactusround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cactustall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cattail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cliff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computers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coralfa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cottonwood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cottonwood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cowskull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crabgras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daffodil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daisie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deadtre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deer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dinobones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eagl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earthquak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elephant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fern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fernpatch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fir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fishie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flag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flie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flower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flower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flower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flow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foundation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giantclam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giraff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goldre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hippo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hors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hotspring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hurrican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iceformationon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lilypads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lilypads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lilypads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lilypads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lilypads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log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mapl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ostrich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palm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palm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palm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pathpoint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portablecomput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ram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rat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road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rocks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rose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ruin1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eagrass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eagrass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eagrass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eastalk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eastalk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eastalk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eaweed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eaweed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eaweed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eaweed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eaweed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hark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hipwreck1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hipwreck1b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hipwreck1c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pruc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taffca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tarfish01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tarfish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tatuehorseman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tatuenik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teel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tonere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ton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treetlamp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streetlamp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tallgras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ten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thistle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tiger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tumblewe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veggie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violet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violets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walrus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waterplant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waypoint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whitewolf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winterspruc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mb_wolf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reaeffec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sphalt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sphalt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sphalt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asphalt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ase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as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crackedmud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crackedmud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crackedmud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crackedmud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advmechfac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archery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archery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archery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asianhous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asianpagoda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atomicwallset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barrack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barracks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barracks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barracks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barrack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barracks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barrack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barracks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brbwir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bronzewallset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buckinghampalac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buckinghamwng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buckinghamwng2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computers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dock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dock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dock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dock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doc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dock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farm1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fortress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fortres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fortres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fortress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fortres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fortress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gates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gate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gate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gates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gate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goldenbuddah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granary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spital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spital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spital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spital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spital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us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house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imperialwallsets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lighthous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mechfactory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middlewallset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min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missilebas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nanowallset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naval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navalyard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radardish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caffolding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caffolding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caffolding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ettlement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ettlement_10a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ettlemen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ieg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ieg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ieg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iege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tabl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tabl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tabl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stonewallsets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ankbarrier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ankfacto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ankfactory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emple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empl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empl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empl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empl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ower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oweroflondo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towncenter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university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universit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university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university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ld_university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ot icon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ot icon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rder_0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rder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rder_10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rder_1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rder_1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rder_1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rder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rder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rder_4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rder_5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rder_6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rder_7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rder_8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order_9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rick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rick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rick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ricks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120mm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120mm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57mm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10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10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7v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agu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chille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chillie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ircraft carrier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ircraft carrier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ircraft carrierupgrade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irpo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lbatros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lexanderthegrea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lexanderthegreatupgrad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malgamation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ncestorworship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nesthesia_0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ntiaging pill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pach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pachemg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pollo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pollo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polloupgrad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rie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rie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rquebus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rtille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rtillery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shigaruarqueba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sianhous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sianpagod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strology_0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tom manipulation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ttack sub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ttack sub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ttack sub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ttack subupgrade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attack subupgrade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17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17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2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29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2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52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52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abylontow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allista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allistaupgrad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arbarian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arrack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asic oxygen furnace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asilisk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attlec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azooka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azooka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ismarck battleship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ismarck battleshipupgrade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lackprinc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lackrob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lackrobeoffic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ombard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omb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ord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resden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ritish infant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ronze battleshipupgrade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ronze frigateupgrade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ronzecann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ronzecannonupgrad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ronzecav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uckinghampalac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uilding codes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ullseye lantern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byzantine frigateupgrade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47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ancel input 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ancel inpu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argotruc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ataphract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ataphractupgrad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atapul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avalryarcher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avalryarcher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easa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easarupgrad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enturia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enturian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enturian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eremonial burial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hariotarch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harlemagn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harlemagneupgrad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hemical drugs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hild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hild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hil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hild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hineseinfantry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itizen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itize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itize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itiz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lubman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offer dam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olliseum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ommercial law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ompanioncav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omparitive anatomy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ompositearcher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ompositearcherupgrad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omput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orsai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rossbow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ruiser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ruiserupgrade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ruiserupgrade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rusades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ulverin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ybernetics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yclop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yclop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cyclopsupgrad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digital library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doughbo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dragoongu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dragoongunupgrad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dreadnought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dreadnoughtupgrade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lci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lephantarch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liteguard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lizabeth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lizabethupgrade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ngine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nvironmental laws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poch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poch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poch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poch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poch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poch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poch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poch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poch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poch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poch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poch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poch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excommunication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14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14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15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15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66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66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80shootingsta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86sabr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amin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emcitizen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emcitize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emcitize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emcitize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emcitiz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ishing boat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ishing boat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ishing boat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ishing boat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ishing boatupgrade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ishing boatupgrade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ishing boatupgrade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ishing boatupgrade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lamethrowercamo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lie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okk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rench grenadi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rigate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rigateupgrade_ 0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rigateupgrade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urie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urie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uture medic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fw190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alleonupgrade_0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alley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alley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alley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alley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alleyupgrade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alleyupgrade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alleyupgrade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alleyupgrade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alleyupgrade_0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ermaninfant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ilgamesh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ladiato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ladiator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olden hind_0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oodhope frigate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oodhope frigateupgrade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otha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renadelaunch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rigo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grigor2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ade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ade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afts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alberdier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alberdierupgrade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alftrac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ammer drilling rig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annibal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annibalupgrad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ardened chise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auptmanndur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e11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e111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ecto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elichinoo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elicopterupgrad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elipegesu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elipegesus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elispectr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enryv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enryvupgrad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erbal medicines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ercules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ippocratic oath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orselesswilliam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ospit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ous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ousecarl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overcraft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overtank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ydroponics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yperion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yperion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hyperionupgrad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imperial battleshipupgrade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imperial frigateupgrade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imperial transportupgrade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imperialcuirassier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imperialcuirassierupgrad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incanwarrior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infoheroon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infoheroone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infoherotwo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infoherotwo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isabela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isabelaupgrade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jackal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jackal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javelin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jester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knigh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knight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lancergun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lasertroop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lasertrooper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law schools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leopard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leopard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leviathon battleship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leviathon battleshipupgrade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libraryofalexandri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logguy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longbow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longbow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longswordsma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longswordsman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1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acarthu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aceman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acemanupgrad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anfredvonrichtof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anfredvonrichtofen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arin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arine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e109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e109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e110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e262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e262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ech laborato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edic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edic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egaartillery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egaartilleryupgrade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etal casting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iddle age battleshipupgrade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iddle age frigateupgrade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iddle ages catapult_0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ig15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inotau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inotaur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inotaurupgrad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issilebaseatomic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issilebasenano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issletroop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kv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onotheism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oorishcav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oorishinfantry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ortar infant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orta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orta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ortar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ortar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osqu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otorized ambulance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ri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usketeer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usketeerupgrade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ysticism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mythology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anoatomicbomb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anoatomicbomber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anoheroon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anoherooneupgrad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anoherotwo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anoherotwoupgrad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anotank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apole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apoleonupgrad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ebula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uc sub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uc sub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uc subupgrade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nuonhowitz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observationballo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observationballo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observationballoon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occultism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oillamp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olivercromwell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olivercromwellupgrade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orthopedics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otto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ottoupgrad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38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5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51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anz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anzer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artisan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asteurization_0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att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atton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ericle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ershing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ershing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ersiancav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ersianimmortal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halanxupgrad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harmacy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heonix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heonix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illbox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ilum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ilumupgrad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olearm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olearm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op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osiedon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osiedon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ries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ries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riest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ries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riest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rinting press_0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rophecy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rophe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rophe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rophe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pulley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adardish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adioservices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am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am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am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eaper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edbar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eformation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eligious tolerance_0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eligiousresurgence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ichar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ichard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ockthrower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oman legionnair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ommel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ommel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oyal battleshipupgrade_0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oyal frigateupgrade_0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oyalcuirassier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russianspy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amurai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argon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cientific method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cuba repairs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eaking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eaking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elf sufficiency movement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entinel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erpentin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erpentineupgrad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hamanism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harpshooter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harpshoot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harpshooter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herma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herman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hortsword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hortswordupgrad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iegehowitz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iegetow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iegetower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iegetower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implearcher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implearcherupgrad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kywatch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kywatcher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linger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opwith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opwithtriplan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panishcav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panishpikeman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pearma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pitfir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pitfire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taffca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tealth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tealthupgrad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team engine_0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ting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tone age war raft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tonethrow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treetlamp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streetlamp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alon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alon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ank facto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ariq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arot_0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empest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empest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empleofzeu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en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ho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horupgrad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imemachin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ransport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ransport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ransport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ransport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ransportupgrade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ransportupgrade_0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ransportupgrade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ransportupgrade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rebuche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rebuchetupgrad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rojanhors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typho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ufo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universit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upgrade wall and tow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vaccinations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viking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virtualservices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vitamins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volcano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warrington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warringtonupgrade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wealthycitize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wealthycitize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wealthycitize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wealthycitiz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wellingt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william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williamupgrad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windlass_0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zue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_zue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ton_arctic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ton_des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ton_navalmin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button_streetlam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amped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amped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amped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amped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amped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amped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amped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amped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amped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amped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amped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amped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v buttons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v buttons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vbuilder_back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vbuilder_back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vbuilder_back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vbuilder_back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vbuilder_back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vbuilder_back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vbuilder_back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vbuilder_back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vbuilder_back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vbuilder_back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vbuilder_back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ivbuilder_back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1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1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1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1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1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1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1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1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winter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winter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winter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winter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winter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winter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winter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iffwinter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clou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fendbehaviornorm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fendbehaviorpress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1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1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1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1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1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1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1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1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2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2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2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2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2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2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2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2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2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2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2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2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3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3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3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3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3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3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3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3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3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3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3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mo outro3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sert_alpha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sert_alpha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sert_alpha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sert_gras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sert_gras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sert_gras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sert_water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sert_water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sert_water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s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esertbeach_ambiant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ith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ollar_bil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ottedlin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dragba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eebackground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eebackground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eebackground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eebackground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eebackground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eebackground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eegenericback_gol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eegenericback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eegenericbutton_gol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eegenericbutto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eegenericbutton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en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arm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earlessbehaviornorm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earlessbehaviorpress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lag_airport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lag_building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lar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ron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3dexplosion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antimatterlightning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antimatterstorm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areaattack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areacalamity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areacoversion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areaheal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areamorale_0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arrow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ballistabolt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bomb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cannonball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cannonball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cloudtextur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exhaust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flames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flat_dummy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infernoimpact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infernotracer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laser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laserblu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lasergreen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laserred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lightning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mechpriesthealing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missil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missil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missl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moral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muzzlesmok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nanovirus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nanovirustracer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new laser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new laser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pulse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pulse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pulseimpact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pulseuniteffect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shell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shieldbattery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shieldtracer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smok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ston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ston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tankshell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teleportsquareglow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timewarp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fx_tracer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setting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setting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setting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settings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settings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settings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settings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settings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settings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settings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settings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settings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tool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tool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tool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tools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tools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tools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tools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ametools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en_death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enbut_bridg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rassland_ambiant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rasspatch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ardbehaviornorm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ardbehaviorpress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120mma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2manartille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80mmaa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aagun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aahalftrac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aaskywatch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aatank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apollo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apollo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arie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artille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ballista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bronz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catapul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culvern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cyclop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cyclop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furie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furie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grigor2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hade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hovercraft1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howitz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infosiege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iron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leopardtank_10c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m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megaartillery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minotau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minotaur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mor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mor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mortar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nanoat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nuk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nuke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panz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poseiden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ram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sherma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siegecann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siegetow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siegetower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sturm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tankone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tanktwo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tempest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tempest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thorat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trebuche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trucktranspor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ww1tan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zeu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gun_zeus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harassbehaviornorm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harassbehaviorpress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ce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ce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ce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ce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ngamebackground_01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ngamebackground_01b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ngamebackground_02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ngamebackground_02b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ngamebackground_03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ngamebackground_03b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ngamebackground_04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ngamebackground_04b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ngamebackground_05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ingamebackground_05b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inmenuback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inmenuback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inmenuback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inmenuback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inmenuback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inmenuback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inmenuback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inmenuback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rsh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rsh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rsh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rsh_gras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rsh_gras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rsh_gras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arsh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2manmachinegu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achille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alexand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arquebus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ashigaruarquebu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atinf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bazooka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blackprinc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blackrobeoffic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bresd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britishinfantry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bronzecavalr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aesar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aninescout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avarch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hario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harlemagn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hildcitize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hildcitize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hildcitize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hildcitiz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hinesepik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build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build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build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buil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build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carry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carry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carr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carry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car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chop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chop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chop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chop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chop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farm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farm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farm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farm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hunt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hun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hun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hun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hun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mine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min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min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itizenmin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lubman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ompanioncavalr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ompanioncaval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ompanioncavlar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ompositebow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romwell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rossbow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uirassier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cuirassier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darkinquisito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doughboy_10a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elci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elephan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elephantarcher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elizabeth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elvi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engine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build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build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build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buil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build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carry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carry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carr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carry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car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chop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chop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chop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chop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chop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farm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farm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farm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farm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hunt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hun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hun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hun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hun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min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min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emcitizenmin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ieldmedic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ieldmedic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ieldmedic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lamethrow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renchgrenadier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utureheroon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utureheroon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utureherotwo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futureherotwo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germaninfant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germanmachinegu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gilgamesh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grenadelaunch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grigo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halberdier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hannibal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hauptmanndur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heavy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hecto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henryv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hierakle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hom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housecarl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immortal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incanwarrior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isabella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javelin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jester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knigh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lasertroop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logma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longswor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macarthu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maceman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marin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moorishcav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moorishinfantry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morta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morta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mortarinfantry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musketeer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napcav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napoleonic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ottovonbismark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artisan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att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ericle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ershing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ersiancavalr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halanx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ilum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olearm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op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ries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ries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riest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riest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riest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rophe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rophet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prophe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renncav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richard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richthof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romanlegionnair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rommel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russiansp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samurai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sargon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scout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sharpshooter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sharpshoot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shortsword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simplebow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slinger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spanishcavalry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spanishpik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spearma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sting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stonethrower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tariq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troop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viking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wealthycitizen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wealthycitize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wealthycitizen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wealthycitize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wealthycitizenattack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wealthycitizenattack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wealthycitizenattac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wellington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n_william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etal working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gbevel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gbuttons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gicon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i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p_antimatterstorm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p_hack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p_he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p_inferno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p_nanoviru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p_pulsebeam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p_selfdestruc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p_shieldbatte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p_telepo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p_timewar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ultiplayer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ultiplayer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ultiplayer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ultiplayer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ultiplayer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ultiplayer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ultiplayer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ultiplayer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ultiplayer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multiplayer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aagunboat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agincourt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battleship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bismarck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boa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carrack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carrackfrigat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carrackmedium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carrier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carrier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catapul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catapul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copperfrigat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cruiser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cruis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dardocruis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decerem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deceremefrigat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destroyer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dreadnough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fireboat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fireboa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fireboat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fireboa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fireboat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fireboat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fireboat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fish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fish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fish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fishingboa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fishingboat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fishingboat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frigat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galley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goldenhind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goodhop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henri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henrifrigate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nanodardocruiser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navalmin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pentekonta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pentekontar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septirem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sub1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sub2nuc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sub3_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sub4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sub5nuc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transpor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transport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transport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transport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transpor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transport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trirem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victory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victoryfrigat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av_warringt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network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avement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avement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avement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avement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laza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laza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laza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laza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defeat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defeat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defeat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defeat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defeat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defeat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defeat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defeat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defeat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defeat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defeat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defeat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victory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victory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victory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victory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victory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victory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victory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victory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victory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victory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victory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post game victory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aindro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es_crud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1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1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2_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desert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desert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desert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gras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gras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_gras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ysand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ysand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ysand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rockysand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andybeach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andybeach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andybeach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andybeach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ario edito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ario_cance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ario_histo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ario_ma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ario_movi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full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full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full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full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full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full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full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full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full_3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full_3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full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full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pa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enuni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outbehaviornorma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coutbehaviorpressed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e button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backsplash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black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blastwave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fiery explosio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firebal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firetrail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firetrail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frontsplash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hoolahoo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lavaglow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light_glow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mpfiery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mushroomsmok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muzzle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navalrippl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nukebla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shockwav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smokepuff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splash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fx_volcano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a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a7v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aircraf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apollo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archeryrang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archeryrang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archeryrang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asianpagoda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atomicbomber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5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allista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arracks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arracks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arracks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arrack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arracks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arrack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arracks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ird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lueminare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luemosqu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omber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buckinghampalac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c4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capital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capital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catapult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chinook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circl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colosseum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deadtre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de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eiffeltower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f6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f8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fighter1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fighter1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fighter21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fighter2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fortress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fortres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fortress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fortress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fortress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fortress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gencircl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gensquar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giraff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elicopters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elitransport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ippo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rs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spital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spital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spital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spital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use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use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us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us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use_05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us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us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use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us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us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us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house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ishtargat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library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lighthous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lighthous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mapl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me1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me26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mechfactory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modernbomb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modernfight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nuclearbas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nuclearbas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observation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orthodoxchurch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ostrich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p3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palm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pillbox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radardish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reaper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roundtower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ettlement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ettlement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ettlement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ettlement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ettlemen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ettlement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ettlement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ieg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ieg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ieg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ieg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ieg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iegetow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p_castl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p_castletower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p_castlewall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p_castlewalllef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p_castlewallright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pecialtymechfactory_1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pectr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pruce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quar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quaretower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table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tabl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table_07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stealth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ankfactory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ankfactory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ank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empest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emple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emple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emple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emple_09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emple_1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hebabylontow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hetempleofzeu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hetempleofzues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ig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imemachine_1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ower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owerbabylon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owncenter_01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owncenter_02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owncenter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owncenter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owncenter_06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trebuchet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unitdefault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university_03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university_04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university_08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ww1bomb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ww1fight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ha_ww2fighter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de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de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de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de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de_1_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de_1_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de_1_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de_1_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de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ngleplayer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ngleplayer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ngleplayer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ngleplayer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ngleplayer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ngleplayer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ngleplayer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ngleplayer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ngleplayer_3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ingleplayer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dirt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dirt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dirt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dirt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flak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gras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gras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gras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grass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tuft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tuft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tuft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nowtufts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parkl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plash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plash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plash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plash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plash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plash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plash_3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lk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0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left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left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left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right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right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right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tileable_middle_0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tileable_middle_01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tileable_middle_0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tileable_middle_02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tileable_middle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atusbar_tileable_middle_03a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1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1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road_2_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stones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tcrackedmud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tcrackedmud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tcrackedmud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tcrackedmud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techplates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techplates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techplates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techplates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testwater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topbutton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_parachute_1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b_aggressive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b_aggressive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b_border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b_border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b_defend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b_defend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b_order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b_scout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b_scout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b_stand ground_dow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b_stand ground_up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icontrols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nderwater_1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nderwater_1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nderwater_1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nderwater_1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nit facing arrow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nit upgrades_0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nitareaeffectcircle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nitselection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unknownuni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1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1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ter_ocean_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aypoint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10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11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1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1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1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1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1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2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3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4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5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6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7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8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white_2_9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  <table:table-row table:style-name="ro1">
          <table:table-cell office:value-type="string" calcext:value-type="string">
            <text:p>zut_smileyface_00t.sst</text:p>
          </table:table-cell>
          <table:table-cell office:value-type="string" calcext:value-type="string">
            <text:p>b'\x00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'\x00\x00\x00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'\x00'</text:p>
          </table:table-cell>
        </table:table-row>
      </table:table>
      <table:named-expressions/>
      <table:database-ranges>
        <table:database-range table:name="__Anonymous_Sheet_DB__0" table:target-range-address="export.A1:export.H1865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.00.0000</text:date>, <text:time style:data-style-name="N2" text:time-value="00:35:59.5547989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6T00:48:20.950021668</dc:date>
    <meta:editing-duration>PT5M10S</meta:editing-duration>
    <meta:editing-cycles>6</meta:editing-cycles>
    <meta:generator>LibreOffice/6.0.7.3$Linux_X86_64 LibreOffice_project/00m0$Build-3</meta:generator>
    <meta:document-statistic meta:table-count="1" meta:cell-count="14920" meta:object-count="0"/>
  </office:meta>
</office:document-meta>
</file>